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4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1-30" calcext:value-type="date">
            <text:p>2025-01-3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06" calcext:value-type="date">
            <text:p>2025-02-06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13" calcext:value-type="date">
            <text:p>2025-02-1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20" calcext:value-type="date">
            <text:p>2025-02-2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27" calcext:value-type="date">
            <text:p>2025-02-27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13" calcext:value-type="date">
            <text:p>2025-03-1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20" calcext:value-type="date">
            <text:p>2025-03-2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27" calcext:value-type="date">
            <text:p>2025-03-27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03" calcext:value-type="date">
            <text:p>2025-04-0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10" calcext:value-type="date">
            <text:p>2025-04-1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24" calcext:value-type="date">
            <text:p>2025-04-24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08" calcext:value-type="date">
            <text:p>2025-05-08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15" calcext:value-type="date">
            <text:p>2025-05-15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Course Project Description Released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8]-8" office:value-type="date" office:date-value="2025-03-05" calcext:value-type="date">
            <text:p>2025-03-05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Team Roster Submiss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7]" office:value-type="date" office:date-value="2025-03-13" calcext:value-type="date">
            <text:p>2025-03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1]" office:value-type="date" office:date-value="2025-04-10" calcext:value-type="date">
            <text:p>2025-04-1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5]" office:value-type="date" office:date-value="2025-05-15" calcext:value-type="date">
            <text:p>2025-05-1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Summary Report Due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Individual Report Due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Teammate Peer Evaluations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3-06" calcext:value-type="date">
            <text:p>2025-03-06</text:p>
          </table:table-cell>
          <table:table-cell/>
          <table:table-cell office:value-type="string" calcext:value-type="string">
            <text:p>No class: Baruch on Wednesday Schedule (President's Day Make-Up)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17" calcext:value-type="date">
            <text:p>2025-04-17</text:p>
          </table:table-cell>
          <table:table-cell/>
          <table:table-cell office:value-type="string" calcext:value-type="string">
            <text:p>No class: Baruch Spring Recess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E2]" office:value-type="date" office:date-value="2025-01-30" calcext:value-type="date">
            <text:p>2025-01-30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E4]-1" office:value-type="date" office:date-value="2025-02-12" calcext:value-type="date">
            <text:p>2025-02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E27]+1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E4]+6" office:value-type="date" office:date-value="2025-02-19" calcext:value-type="date">
            <text:p>2025-02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E24]-1" office:value-type="date" office:date-value="2025-03-05" calcext:value-type="date">
            <text:p>2025-03-05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E31]+1" office:value-type="date" office:date-value="2025-03-06" calcext:value-type="date">
            <text:p>2025-03-06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E32]+6" office:value-type="date" office:date-value="2025-03-12" calcext:value-type="date">
            <text:p>2025-03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6]" office:value-type="date" office:date-value="2025-02-27" calcext:value-type="date">
            <text:p>2025-02-27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9]-1" office:value-type="date" office:date-value="2025-03-26" calcext:value-type="date">
            <text:p>2025-03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35]+1" office:value-type="date" office:date-value="2025-03-27" calcext:value-type="date">
            <text:p>2025-03-27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36]+6" office:value-type="date" office:date-value="2025-04-02" calcext:value-type="date">
            <text:p>2025-04-0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8]" office:value-type="date" office:date-value="2025-03-20" calcext:value-type="date">
            <text:p>2025-03-20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12]-1" office:value-type="date" office:date-value="2025-04-23" calcext:value-type="date">
            <text:p>2025-04-23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39]+1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40]+6" office:value-type="date" office:date-value="2025-04-30" calcext:value-type="date">
            <text:p>2025-04-3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14]-1" office:value-type="date" office:date-value="2025-05-07" calcext:value-type="date">
            <text:p>2025-05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43]+1" office:value-type="date" office:date-value="2025-05-08" calcext:value-type="date">
            <text:p>2025-05-08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44]+6" office:value-type="date" office:date-value="2025-05-14" calcext:value-type="date">
            <text:p>2025-05-14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2]" office:value-type="date" office:date-value="2025-01-30" calcext:value-type="date">
            <text:p>2025-01-3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46]+6" office:value-type="date" office:date-value="2025-02-05" calcext:value-type="date">
            <text:p>2025-02-05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3]" office:value-type="date" office:date-value="2025-02-06" calcext:value-type="date">
            <text:p>2025-02-06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48]+6" office:value-type="date" office:date-value="2025-02-12" calcext:value-type="date">
            <text:p>2025-02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50]+6" office:value-type="date" office:date-value="2025-02-19" calcext:value-type="date">
            <text:p>2025-02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table:formula="of:=[.E5]" office:value-type="date" office:date-value="2025-02-20" calcext:value-type="date">
            <text:p>2025-02-2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udent</text:p>
          </table:table-cell>
          <table:table-cell table:formula="of:=[.E52]+6" office:value-type="date" office:date-value="2025-02-26" calcext:value-type="date">
            <text:p>2025-02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table:formula="of:=[.E7]" office:value-type="date" office:date-value="2025-03-13" calcext:value-type="date">
            <text:p>2025-03-13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udent</text:p>
          </table:table-cell>
          <table:table-cell table:formula="of:=[.E54]+6" office:value-type="date" office:date-value="2025-03-19" calcext:value-type="date">
            <text:p>2025-03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table:formula="of:=[.E8]" office:value-type="date" office:date-value="2025-03-20" calcext:value-type="date">
            <text:p>2025-03-2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udent</text:p>
          </table:table-cell>
          <table:table-cell table:formula="of:=[.E56]+6" office:value-type="date" office:date-value="2025-03-26" calcext:value-type="date">
            <text:p>2025-03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table:formula="of:=[.E9]" office:value-type="date" office:date-value="2025-03-27" calcext:value-type="date">
            <text:p>2025-03-27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udent</text:p>
          </table:table-cell>
          <table:table-cell table:formula="of:=[.E58]+6" office:value-type="date" office:date-value="2025-04-02" calcext:value-type="date">
            <text:p>2025-04-0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table:formula="of:=[.E11]" office:value-type="date" office:date-value="2025-04-10" calcext:value-type="date">
            <text:p>2025-04-1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udent</text:p>
          </table:table-cell>
          <table:table-cell table:formula="of:=[.E60]+6" office:value-type="date" office:date-value="2025-04-16" calcext:value-type="date">
            <text:p>2025-04-1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udent</text:p>
          </table:table-cell>
          <table:table-cell table:formula="of:=[.E62]+6" office:value-type="date" office:date-value="2025-04-30" calcext:value-type="date">
            <text:p>2025-04-3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table:formula="of:=[.E13]" office:value-type="date" office:date-value="2025-05-01" calcext:value-type="date">
            <text:p>2025-05-01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tudent</text:p>
          </table:table-cell>
          <table:table-cell table:formula="of:=[.E64]+6" office:value-type="date" office:date-value="2025-05-07" calcext:value-type="date">
            <text:p>2025-05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</table:table>
      <table:named-expressions/>
      <table:database-ranges>
        <table:database-range table:name="__Anonymous_Sheet_DB__0" table:target-range-address="key_dates.A1:key_dates.G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2:36:21.70867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2-13T12:38:24.352748000</dc:date>
    <meta:editing-duration>PT13M58S</meta:editing-duration>
    <meta:editing-cycles>5</meta:editing-cycles>
    <meta:generator>LibreOffice/25.2.0.3$MacOSX_AARCH64 LibreOffice_project/e1cf4a87eb02d755bce1a01209907ea5ddc8f069</meta:generator>
    <meta:document-statistic meta:table-count="1" meta:cell-count="344" meta:object-count="0"/>
  </office:meta>
</office:document-meta>
</file>